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master-page-name="Index">
      <style:paragraph-properties style:page-number="auto"/>
    </style:style>
    <style:style style:name="P12" style:family="paragraph" style:parent-style-name="Standard" style:list-style-name=""/>
    <style:style style:name="P13" style:family="paragraph" style:parent-style-name="Standard" style:list-style-name="">
      <style:paragraph-properties fo:line-height="100%">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1" style:list-style-name="">
      <style:paragraph-properties fo:line-height="100%" fo:break-before="page">
        <style:tab-stops/>
      </style:paragraph-properties>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5</text:p>
      <text:p text:style-name="P6">Native Microsoft Outlook Configuration Guide</text:p>
      <text:p text:style-name="P2"/>
      <text:p text:style-name="P11">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5 – Febr 2012</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4"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5</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text:soft-page-break/>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7" text:outline-level="2">Samba 4</text:h>
      <text:p text:style-name="Text_20_body">First, we need to checkou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612 https://svn.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text:span text:style-name="T2">samba-4.0.0alpha17</text:span>.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7"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72203acde8ebf2eb487bf2f4d7ee94f9c8fcd81a</text:p>
      <text:p text:style-name="Code"><text:bookmark text:name="line-6-4"/>mtn --db=~/db.mtn checkout --branch ca.inverse.sope SOPE --revision d45d39a4d591839ed7a4c50453f1d262f8360359</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7"/><text:bookmark text:name="line-176"/><text:bookmark text:name="line-175"/><text:bookmark text:name="line-174"/></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8"/><text:bookmark text:name="line-187"/></text:p>
      <text:p text:style-name="Standard">Provision the OpenChange server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text:soft-page-break/>[+]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5"/><text:bookmark text:name="line-304"/></text:p>
      <text:h text:style-name="Heading_20_2" text:outline-level="2"><text:bookmark text:name="Samba_Configuration"/>Samba 4 Configuration</text:h>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usr/local/samba/sbin/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Alternatively, you can create the following Upstart script in <text:span text:style-name="Code_20__28_inline_29_">/etc/init/openchange.conf</text:span>:</text:p>
      <text:p text:style-name="Code"><text:soft-page-break/>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P16"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text:bookmark text:name="line-2-17"/>cd ~/openchange/sogo/samba4</text:p>
      <text:p text:style-name="Code">sudo ./bin/samba-tool domain passwordsettings set --complexity=off</text:p>
      <text:p text:style-name="Code">sudo ./bin/samba-tool domain passwordsettings set --min-pwd-length=1</text:p>
      <text:p text:style-name="Code"><text:bookmark text:name="line-3-15"/>sudo ./bin/samba-tool user add &lt;username&gt;</text:p>
      <text:p text:style-name="Code">sudo ./bin/samba-tool user setexpiry &lt;username&gt;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lt;username&gt;</text:p>
      <text:p text:style-name="Code"/>
      <text:p text:style-name="Code"/>
      <text:p text:style-name="Standard"><text:bookmark text:name="line-294"/><text:bookmark text:name="line-293"/>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301"/><text:bookmark text:name="line-300"/><text:bookmark text:name="line-299"/><text:bookmark text:name="line-298"/><text:bookmark text:name="line-297"/><text:bookmark text:name="line-296"/>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Monaco" text:outline-level="1">When using the RPMs, the <text:span text:style-name="T7">openchange.ldb</text:span> file is located in <text:span text:style-name="T7">/var/lib/samba4/private/</text:span></text:h>
      <text:h text:style-name="Monaco" text:outline-level="1">The newly created user can now use Microsoft Outlook.</text:h>
      <text:h text:style-name="P1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2" text:outline-level="1">Start Microsoft Outlook and enter your username and password. It should will start to synchronize your mailbox. This could take a long time if you have many emails, events, tasks and contacts.</text:h>
      <text:h text:style-name="P16"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3" text:outline-level="1">The current version of the Native Microsoft Outlook compatibility layer has some limitations.</text:h>
      <text:h text:style-name="P13" text:outline-level="1">Those limitations will be overcome in the upcoming release candidates.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text:span><text:soft-page-break/><text:span text:style-name="T4">Outlook profile. To </text:span><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tab/>Sharing mail folders is not supported.</text:p>
      <text:h text:style-name="Heading_20_3" text:outline-level="3">Calendar</text:h>
      <text:p text:style-name="List">❏<text:tab/>Free-busy information will not be displayed properly on Outlook 2007 and 2010</text:p>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3" text:outline-level="1">If you notice anything else, please send contact Inverse by sending an email to <text:a xlink:type="simple" xlink:href="mailto:support@inverse.ca">support@inverse.ca</text:a>.</text:h>
      <text:h text:style-name="P1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tab/><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24T09:42:32</meta:creation-date>
    <meta:editing-cycles>289</meta:editing-cycles>
    <meta:editing-duration>P2DT6H40M33S</meta:editing-duration>
    <dc:date>2012-02-17T13:58:15</dc:date>
    <meta:document-statistic meta:table-count="0" meta:image-count="2" meta:object-count="0" meta:page-count="19" meta:paragraph-count="274" meta:word-count="2447" meta:character-count="18091" meta:non-whitespace-character-count="15097"/>
    <meta:user-defined meta:name="Info 1"/>
    <meta:user-defined meta:name="Info 2"/>
    <meta:user-defined meta:name="Info 3"/>
    <meta:user-defined meta:name="Info 4"/>
  </office:meta>
</office:document-meta>
</file>